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bold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5.5pt" style:use-optimal-column-width="true"/>
    </style:style>
    <style:style style:name="ACOL-2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report_util.csv" table:style-name="ta-0" table:print="true">
        <office:forms form:automatic-focus="false" form:apply-design-mode="false">
          <form:form/>
        </office:forms>
        <table:table-column table:style-name="ACOL-0"/>
        <table:table-column table:style-name="ACOL-1"/>
        <table:table-column table:style-name="ACOL-0" table:number-columns-repeated="2"/>
        <table:table-column table:style-name="ACOL-0" table:number-columns-repeated="252"/>
        <table:table-row table:style-name="AROW-0">
          <table:table-cell table:style-name="Gnumeric-default" office:value-type="string">
            <text:p>Resource Utilization</text:p>
          </table:table-cell>
          <table:table-cell table:number-columns-repeated="255" table:style-name="Gnumeric-default"/>
        </table:table-row>
        <table:table-row table:style-name="AROW-0">
          <table:table-cell table:style-name="Gnumeric-default" office:value-type="string">
            <text:p>Exploration Point</text:p>
          </table:table-cell>
          <table:table-cell table:style-name="Gnumeric-default" office:value-type="string">
            <text:p>ALMs</text:p>
          </table:table-cell>
          <table:table-cell table:style-name="Gnumeric-default" office:value-type="string">
            <text:p>DSP Blocks</text:p>
          </table:table-cell>
          <table:table-cell table:style-name="Gnumeric-default" office:value-type="string">
            <text:p>LABs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3">
            <text:p>7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2</text:p>
          </table:table-cell>
          <table:table-cell table:style-name="Gnumeric-default" office:value-type="float" office:value="359">
            <text:p>3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3">
            <text:p>63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3</text:p>
          </table:table-cell>
          <table:table-cell table:style-name="Gnumeric-default" office:value-type="float" office:value="359">
            <text:p>3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5">
            <text:p>6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4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4">
            <text:p>6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5</text:p>
          </table:table-cell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6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5">
            <text:p>75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7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1">
            <text:p>6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8</text:p>
          </table:table-cell>
          <table:table-cell table:style-name="Gnumeric-default" office:value-type="float" office:value="362">
            <text:p>3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4">
            <text:p>74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9</text:p>
          </table:table-cell>
          <table:table-cell table:style-name="Gnumeric-default" office:value-type="float" office:value="360">
            <text:p>360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2">
            <text:p>7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0</text:p>
          </table:table-cell>
          <table:table-cell table:style-name="Gnumeric-default" office:value-type="float" office:value="361">
            <text:p>3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1</text:p>
          </table:table-cell>
          <table:table-cell table:style-name="Gnumeric-default" office:value-type="float" office:value="359">
            <text:p>359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2</text:p>
          </table:table-cell>
          <table:table-cell table:style-name="Gnumeric-default" office:value-type="float" office:value="355">
            <text:p>355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6">
            <text:p>66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3</text:p>
          </table:table-cell>
          <table:table-cell table:style-name="Gnumeric-default" office:value-type="float" office:value="364">
            <text:p>364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0">
            <text:p>60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4</text:p>
          </table:table-cell>
          <table:table-cell table:style-name="Gnumeric-default" office:value-type="float" office:value="362">
            <text:p>362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15</text:p>
          </table:table-cell>
          <table:table-cell table:style-name="Gnumeric-default" office:value-type="float" office:value="358">
            <text:p>358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71">
            <text:p>71</text:p>
          </table:table-cell>
          <table:table-cell table:number-columns-repeated="252" table:style-name="Gnumeric-default"/>
        </table:table-row>
        <table:table-row table:style-name="AROW-0">
          <table:table-cell table:style-name="Gnumeric-default" office:value-type="string">
            <text:p>dse1_SoCKitTop_base</text:p>
          </table:table-cell>
          <table:table-cell table:style-name="Gnumeric-default" office:value-type="float" office:value="361">
            <text:p>361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62">
            <text:p>62</text:p>
          </table:table-cell>
          <table:table-cell table:number-columns-repeated="252" table:style-name="Gnumeric-default"/>
        </table:table-row>
        <table:table-row table:style-name="AROW-1">
          <table:table-cell table:style-name="Gnumeric-default"/>
          <table:table-cell table:style-name="ACE-1" table:formula="of:=AVERAGE([.B3:.B18])" office:value-type="float" office:value="359.5">
            <text:p>359.5</text:p>
          </table:table-cell>
          <table:table-cell table:number-columns-repeated="254" table:style-name="Gnumeric-default"/>
        </table:table-row>
        <table:table-row table:style-name="AROW-1">
          <table:table-cell table:style-name="Gnumeric-default"/>
          <table:table-cell table:style-name="ACE-1" table:formula="of:=STDEV([.B3:.B18])" office:value-type="float" office:value="2.1602468994692869">
            <text:p>2.160246899469287</text:p>
          </table:table-cell>
          <table:table-cell table:number-columns-repeated="254" table:style-name="Gnumeric-default"/>
        </table:table-row>
        <table:table-row table:style-name="AROW-0" table:number-rows-repeated="65516">
          <table:table-cell table:number-columns-repeated="256"/>
        </table:table-row>
        <table:named-expressions>
          <table:named-expression table:name="Print_Area" table:expression="of:=#REF!" table:base-cell-address="$'report_util.csv'.$A$1"/>
          <table:named-expression table:name="Sheet_Title" table:expression="of:=&quot;report_util.csv&quot;" table:base-cell-address="$'report_util.csv'.$A$1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report_util.csv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0-05-15T11:10:16Z</dc:date>
    <meta:creation-date>2020-05-15T11:09:58Z</meta:creation-date>
    <meta:generator>gnumeric/1.12.35</meta:generator>
  </office:meta>
</office:document-meta>
</file>